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 Nazanin" svg:font-family="'B Nazanin'" style:font-pitch="variable"/>
    <style:font-face style:name="B Nazanin1" svg:font-family="'B Nazanin'" style:font-adornments="Regular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left" style:writing-mode="rl-tb"/>
    </style:style>
    <style:style style:name="Table2.A" style:family="table-column">
      <style:table-column-properties style:column-width="0.6153in"/>
    </style:style>
    <style:style style:name="Table2.B" style:family="table-column">
      <style:table-column-properties style:column-width="0.1875in"/>
    </style:style>
    <style:style style:name="Table2.C" style:family="table-column">
      <style:table-column-properties style:column-width="0.6958in"/>
    </style:style>
    <style:style style:name="Table2.D" style:family="table-column">
      <style:table-column-properties style:column-width="0.5743in"/>
    </style:style>
    <style:style style:name="Table2.E" style:family="table-column">
      <style:table-column-properties style:column-width="0.5563in"/>
    </style:style>
    <style:style style:name="Table2.F" style:family="table-column">
      <style:table-column-properties style:column-width="0.7021in"/>
    </style:style>
    <style:style style:name="Table2.G" style:family="table-column">
      <style:table-column-properties style:column-width="0.5049in"/>
    </style:style>
    <style:style style:name="Table2.H" style:family="table-column">
      <style:table-column-properties style:column-width="0.5146in"/>
    </style:style>
    <style:style style:name="Table2.I" style:family="table-column">
      <style:table-column-properties style:column-width="0.3368in"/>
    </style:style>
    <style:style style:name="Table2.J" style:family="table-column">
      <style:table-column-properties style:column-width="0.4875in"/>
    </style:style>
    <style:style style:name="Table2.L" style:family="table-column">
      <style:table-column-properties style:column-width="0.4889in"/>
    </style:style>
    <style:style style:name="Table2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2.M1" style:family="table-cell">
      <style:table-cell-properties fo:padding="0.0201in" fo:border="0.5pt solid #000000" style:writing-mode="page"/>
    </style:style>
    <style:style style:name="Table4" style:family="table">
      <style:table-properties style:width="6.6931in" table:align="margins" style:writing-mode="rl-tb"/>
    </style:style>
    <style:style style:name="Table4.A" style:family="table-column">
      <style:table-column-properties style:column-width="0.5792in" style:rel-column-width="5670*"/>
    </style:style>
    <style:style style:name="Table4.B" style:family="table-column">
      <style:table-column-properties style:column-width="0.2826in" style:rel-column-width="2767*"/>
    </style:style>
    <style:style style:name="Table4.C" style:family="table-column">
      <style:table-column-properties style:column-width="1.0486in" style:rel-column-width="10267*"/>
    </style:style>
    <style:style style:name="Table4.D" style:family="table-column">
      <style:table-column-properties style:column-width="0.6951in" style:rel-column-width="6806*"/>
    </style:style>
    <style:style style:name="Table4.E" style:family="table-column">
      <style:table-column-properties style:column-width="0.7382in" style:rel-column-width="7228*"/>
    </style:style>
    <style:style style:name="Table4.F" style:family="table-column">
      <style:table-column-properties style:column-width="0.9167in" style:rel-column-width="8975*"/>
    </style:style>
    <style:style style:name="Table4.G" style:family="table-column">
      <style:table-column-properties style:column-width="0.516in" style:rel-column-width="5052*"/>
    </style:style>
    <style:style style:name="Table4.H" style:family="table-column">
      <style:table-column-properties style:column-width="1.0785in" style:rel-column-width="10559*"/>
    </style:style>
    <style:style style:name="Table4.I" style:family="table-column">
      <style:table-column-properties style:column-width="0.8389in" style:rel-column-width="8211*"/>
    </style:style>
    <style:style style:name="Table4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4.I1" style:family="table-cell">
      <style:table-cell-properties fo:padding="0.0201in" fo:border="0.5pt solid #000000" style:writing-mode="page"/>
    </style:style>
    <style:style style:name="Table5" style:family="table">
      <style:table-properties style:width="6.6917in" table:align="left" style:may-break-between-rows="true" style:writing-mode="rl-tb" table:border-model="collapsing"/>
    </style:style>
    <style:style style:name="Table5.A" style:family="table-column">
      <style:table-column-properties style:column-width="1.6583in"/>
    </style:style>
    <style:style style:name="Table5.B" style:family="table-column">
      <style:table-column-properties style:column-width="1.7021in"/>
    </style:style>
    <style:style style:name="Table5.C" style:family="table-column">
      <style:table-column-properties style:column-width="0.7778in"/>
    </style:style>
    <style:style style:name="Table5.D" style:family="table-column">
      <style:table-column-properties style:column-width="0.7944in"/>
    </style:style>
    <style:style style:name="Table5.E" style:family="table-column">
      <style:table-column-properties style:column-width="1.1396in"/>
    </style:style>
    <style:style style:name="Table5.F" style:family="table-column">
      <style:table-column-properties style:column-width="0.6194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" style:family="table">
      <style:table-properties style:width="6.8556in" fo:margin-left="-0.1667in" table:align="left" style:writing-mode="rl-tb"/>
    </style:style>
    <style:style style:name="Table3.A" style:family="table-column">
      <style:table-column-properties style:column-width="0.4285in"/>
    </style:style>
    <style:style style:name="Table3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3.P1" style:family="table-cell">
      <style:table-cell-properties fo:padding="0.0201in" fo:border="0.5pt solid #000000" style:writing-mode="page"/>
    </style:style>
    <style:style style:name="Table17" style:family="table">
      <style:table-properties style:width="6.6931in" table:align="margins" style:writing-mode="rl-tb"/>
    </style:style>
    <style:style style:name="Table17.A" style:family="table-column">
      <style:table-column-properties style:column-width="1.184in" style:rel-column-width="11593*"/>
    </style:style>
    <style:style style:name="Table17.B" style:family="table-column">
      <style:table-column-properties style:column-width="1.6014in" style:rel-column-width="15679*"/>
    </style:style>
    <style:style style:name="Table17.C" style:family="table-column">
      <style:table-column-properties style:column-width="1.7021in" style:rel-column-width="16665*"/>
    </style:style>
    <style:style style:name="Table17.D" style:family="table-column">
      <style:table-column-properties style:column-width="1.3118in" style:rel-column-width="12844*"/>
    </style:style>
    <style:style style:name="Table17.E" style:family="table-column">
      <style:table-column-properties style:column-width="0.8938in" style:rel-column-width="8754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E1" style:family="table-cell">
      <style:table-cell-properties fo:padding="0.0382in" fo:border="0.5pt solid #000000"/>
    </style:style>
    <style:style style:name="Table6" style:family="table">
      <style:table-properties style:width="6.6924in" table:align="left" style:may-break-between-rows="true" style:writing-mode="rl-tb" table:border-model="collapsing"/>
    </style:style>
    <style:style style:name="Table6.A" style:family="table-column">
      <style:table-column-properties style:column-width="1.0479in"/>
    </style:style>
    <style:style style:name="Table6.B" style:family="table-column">
      <style:table-column-properties style:column-width="0.4986in"/>
    </style:style>
    <style:style style:name="Table6.C" style:family="table-column">
      <style:table-column-properties style:column-width="0.634in"/>
    </style:style>
    <style:style style:name="Table6.D" style:family="table-column">
      <style:table-column-properties style:column-width="0.4375in"/>
    </style:style>
    <style:style style:name="Table6.E" style:family="table-column">
      <style:table-column-properties style:column-width="0.8368in"/>
    </style:style>
    <style:style style:name="Table6.F" style:family="table-column">
      <style:table-column-properties style:column-width="0.8417in"/>
    </style:style>
    <style:style style:name="Table6.G" style:family="table-column">
      <style:table-column-properties style:column-width="0.9125in"/>
    </style:style>
    <style:style style:name="Table6.H" style:family="table-column">
      <style:table-column-properties style:column-width="1.4833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" style:family="table">
      <style:table-properties style:width="6.6931in" table:align="margins" style:may-break-between-rows="true" style:writing-mode="rl-tb" table:border-model="collapsing"/>
    </style:style>
    <style:style style:name="Table1.A" style:family="table-column">
      <style:table-column-properties style:column-width="1.0486in" style:rel-column-width="10267*"/>
    </style:style>
    <style:style style:name="Table1.B" style:family="table-column">
      <style:table-column-properties style:column-width="0.4986in" style:rel-column-width="4882*"/>
    </style:style>
    <style:style style:name="Table1.C" style:family="table-column">
      <style:table-column-properties style:column-width="0.634in" style:rel-column-width="6208*"/>
    </style:style>
    <style:style style:name="Table1.D" style:family="table-column">
      <style:table-column-properties style:column-width="0.4375in" style:rel-column-width="4283*"/>
    </style:style>
    <style:style style:name="Table1.E" style:family="table-column">
      <style:table-column-properties style:column-width="0.8368in" style:rel-column-width="8193*"/>
    </style:style>
    <style:style style:name="Table1.F" style:family="table-column">
      <style:table-column-properties style:column-width="0.8417in" style:rel-column-width="8241*"/>
    </style:style>
    <style:style style:name="Table1.G" style:family="table-column">
      <style:table-column-properties style:column-width="0.9125in" style:rel-column-width="8934*"/>
    </style:style>
    <style:style style:name="Table1.H" style:family="table-column">
      <style:table-column-properties style:column-width="1.4833in" style:rel-column-width="1452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" style:family="table">
      <style:table-properties style:width="6.6931in" table:align="margins" style:may-break-between-rows="true" style:writing-mode="rl-tb" table:border-model="collapsing"/>
    </style:style>
    <style:style style:name="Table7.A" style:family="table-column">
      <style:table-column-properties style:column-width="1.0486in" style:rel-column-width="10267*"/>
    </style:style>
    <style:style style:name="Table7.B" style:family="table-column">
      <style:table-column-properties style:column-width="0.4986in" style:rel-column-width="4882*"/>
    </style:style>
    <style:style style:name="Table7.C" style:family="table-column">
      <style:table-column-properties style:column-width="0.634in" style:rel-column-width="6208*"/>
    </style:style>
    <style:style style:name="Table7.D" style:family="table-column">
      <style:table-column-properties style:column-width="0.4375in" style:rel-column-width="4283*"/>
    </style:style>
    <style:style style:name="Table7.E" style:family="table-column">
      <style:table-column-properties style:column-width="0.8368in" style:rel-column-width="8193*"/>
    </style:style>
    <style:style style:name="Table7.F" style:family="table-column">
      <style:table-column-properties style:column-width="0.8417in" style:rel-column-width="8241*"/>
    </style:style>
    <style:style style:name="Table7.G" style:family="table-column">
      <style:table-column-properties style:column-width="0.9125in" style:rel-column-width="8934*"/>
    </style:style>
    <style:style style:name="Table7.H" style:family="table-column">
      <style:table-column-properties style:column-width="1.4833in" style:rel-column-width="14527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" style:family="table">
      <style:table-properties style:width="6.6931in" table:align="margins" style:writing-mode="rl-tb"/>
    </style:style>
    <style:style style:name="Table8.A" style:family="table-column">
      <style:table-column-properties style:column-width="1.5785in" style:rel-column-width="15455*"/>
    </style:style>
    <style:style style:name="Table8.B" style:family="table-column">
      <style:table-column-properties style:column-width="2.116in" style:rel-column-width="20718*"/>
    </style:style>
    <style:style style:name="Table8.C" style:family="table-column">
      <style:table-column-properties style:column-width="0.9236in" style:rel-column-width="9043*"/>
    </style:style>
    <style:style style:name="Table8.D" style:family="table-column">
      <style:table-column-properties style:column-width="2.075in" style:rel-column-width="20319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D1" style:family="table-cell">
      <style:table-cell-properties fo:padding="0.0382in" fo:border="0.5pt solid #000000"/>
    </style:style>
    <style:style style:name="Table9" style:family="table">
      <style:table-properties style:width="6.6931in" table:align="margins" style:writing-mode="rl-tb"/>
    </style:style>
    <style:style style:name="Table9.A" style:family="table-column">
      <style:table-column-properties style:column-width="0.7507in" style:rel-column-width="7350*"/>
    </style:style>
    <style:style style:name="Table9.B" style:family="table-column">
      <style:table-column-properties style:column-width="1.0063in" style:rel-column-width="9852*"/>
    </style:style>
    <style:style style:name="Table9.C" style:family="table-column">
      <style:table-column-properties style:column-width="0.4396in" style:rel-column-width="4304*"/>
    </style:style>
    <style:style style:name="Table9.D" style:family="table-column">
      <style:table-column-properties style:column-width="0.5569in" style:rel-column-width="5453*"/>
    </style:style>
    <style:style style:name="Table9.E" style:family="table-column">
      <style:table-column-properties style:column-width="0.5951in" style:rel-column-width="5827*"/>
    </style:style>
    <style:style style:name="Table9.F" style:family="table-column">
      <style:table-column-properties style:column-width="0.6854in" style:rel-column-width="6711*"/>
    </style:style>
    <style:style style:name="Table9.G" style:family="table-column">
      <style:table-column-properties style:column-width="0.9104in" style:rel-column-width="8914*"/>
    </style:style>
    <style:style style:name="Table9.H" style:family="table-column">
      <style:table-column-properties style:column-width="0.7368in" style:rel-column-width="7214*"/>
    </style:style>
    <style:style style:name="Table9.I" style:family="table-column">
      <style:table-column-properties style:column-width="1.0118in" style:rel-column-width="9910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I1" style:family="table-cell">
      <style:table-cell-properties fo:padding="0.0382in" fo:border="0.5pt solid #000000"/>
    </style:style>
    <style:style style:name="Table10" style:family="table">
      <style:table-properties style:width="6.6931in" table:align="margins" style:writing-mode="rl-tb"/>
    </style:style>
    <style:style style:name="Table10.A" style:family="table-column">
      <style:table-column-properties style:column-width="0.7146in" style:rel-column-width="6996*"/>
    </style:style>
    <style:style style:name="Table10.B" style:family="table-column">
      <style:table-column-properties style:column-width="0.9576in" style:rel-column-width="9376*"/>
    </style:style>
    <style:style style:name="Table10.C" style:family="table-column">
      <style:table-column-properties style:column-width="0.9007in" style:rel-column-width="8819*"/>
    </style:style>
    <style:style style:name="Table10.D" style:family="table-column">
      <style:table-column-properties style:column-width="0.709in" style:rel-column-width="6942*"/>
    </style:style>
    <style:style style:name="Table10.E" style:family="table-column">
      <style:table-column-properties style:column-width="0.5299in" style:rel-column-width="5188*"/>
    </style:style>
    <style:style style:name="Table10.F" style:family="table-column">
      <style:table-column-properties style:column-width="0.5667in" style:rel-column-width="5548*"/>
    </style:style>
    <style:style style:name="Table10.G" style:family="table-column">
      <style:table-column-properties style:column-width="0.6521in" style:rel-column-width="6384*"/>
    </style:style>
    <style:style style:name="Table10.H" style:family="table-column">
      <style:table-column-properties style:column-width="0.7014in" style:rel-column-width="6867*"/>
    </style:style>
    <style:style style:name="Table10.I" style:family="table-column">
      <style:table-column-properties style:column-width="0.9618in" style:rel-column-width="9415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I1" style:family="table-cell">
      <style:table-cell-properties fo:padding="0.0382in" fo:border="0.5pt solid #000000"/>
    </style:style>
    <style:style style:name="Table11" style:family="table">
      <style:table-properties style:width="6.691in" table:align="left" style:writing-mode="rl-tb"/>
    </style:style>
    <style:style style:name="Table11.A" style:family="table-column">
      <style:table-column-properties style:column-width="1.5181in"/>
    </style:style>
    <style:style style:name="Table11.B" style:family="table-column">
      <style:table-column-properties style:column-width="1.575in"/>
    </style:style>
    <style:style style:name="Table11.C" style:family="table-column">
      <style:table-column-properties style:column-width="1.4368in"/>
    </style:style>
    <style:style style:name="Table11.D" style:family="table-column">
      <style:table-column-properties style:column-width="1.0076in"/>
    </style:style>
    <style:style style:name="Table11.E" style:family="table-column">
      <style:table-column-properties style:column-width="1.1535in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E1" style:family="table-cell">
      <style:table-cell-properties fo:padding="0.0382in" fo:border="0.5pt solid #000000"/>
    </style:style>
    <style:style style:name="Table18" style:family="table">
      <style:table-properties style:width="6.6931in" table:align="margins" style:writing-mode="rl-tb"/>
    </style:style>
    <style:style style:name="Table18.A" style:family="table-column">
      <style:table-column-properties style:column-width="3.3465in" style:rel-column-width="32767*"/>
    </style:style>
    <style:style style:name="Table18.B" style:family="table-column">
      <style:table-column-properties style:column-width="3.3465in" style:rel-column-width="32768*"/>
    </style:style>
    <style:style style:name="Table1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8.B1" style:family="table-cell">
      <style:table-cell-properties fo:padding="0.0382in" fo:border="0.5pt solid #000000"/>
    </style:style>
    <style:style style:name="Table19" style:family="table">
      <style:table-properties style:width="6.6931in" table:align="margins" style:writing-mode="rl-tb"/>
    </style:style>
    <style:style style:name="Table19.A" style:family="table-column">
      <style:table-column-properties style:column-width="2.0292in" style:rel-column-width="19868*"/>
    </style:style>
    <style:style style:name="Table19.B" style:family="table-column">
      <style:table-column-properties style:column-width="2.2188in" style:rel-column-width="21724*"/>
    </style:style>
    <style:style style:name="Table19.C" style:family="table-column">
      <style:table-column-properties style:column-width="2.4451in" style:rel-column-width="23943*"/>
    </style:style>
    <style:style style:name="Table1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9.C1" style:family="table-cell">
      <style:table-cell-properties fo:padding="0.0382in" fo:border="0.5pt solid #000000"/>
    </style:style>
    <style:style style:name="Table20" style:family="table">
      <style:table-properties style:width="6.6931in" table:align="margins" style:writing-mode="rl-tb"/>
    </style:style>
    <style:style style:name="Table20.A" style:family="table-column">
      <style:table-column-properties style:column-width="3.0188in" style:rel-column-width="29558*"/>
    </style:style>
    <style:style style:name="Table20.B" style:family="table-column">
      <style:table-column-properties style:column-width="3.6743in" style:rel-column-width="35977*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B1" style:family="table-cell">
      <style:table-cell-properties fo:padding="0.0382in" fo:border="0.5pt solid #000000"/>
    </style:style>
    <style:style style:name="Table21" style:family="table">
      <style:table-properties style:width="6.6931in" table:align="margins" style:writing-mode="rl-tb"/>
    </style:style>
    <style:style style:name="Table21.A" style:family="table-column">
      <style:table-column-properties style:column-width="0.7486in" style:rel-column-width="7330*"/>
    </style:style>
    <style:style style:name="Table21.B" style:family="table-column">
      <style:table-column-properties style:column-width="0.6688in" style:rel-column-width="6548*"/>
    </style:style>
    <style:style style:name="Table21.H" style:family="table-column">
      <style:table-column-properties style:column-width="0.6514in" style:rel-column-width="6378*"/>
    </style:style>
    <style:style style:name="Table21.I" style:family="table-column">
      <style:table-column-properties style:column-width="0.6118in" style:rel-column-width="5990*"/>
    </style:style>
    <style:style style:name="Table21.J" style:family="table-column">
      <style:table-column-properties style:column-width="0.6688in" style:rel-column-width="6549*"/>
    </style:style>
    <style:style style:name="Table2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1.J1" style:family="table-cell">
      <style:table-cell-properties fo:padding="0.0382in" fo:border="0.5pt solid #000000"/>
    </style:style>
    <style:style style:name="Table22" style:family="table">
      <style:table-properties style:width="6.6931in" table:align="margins" style:writing-mode="rl-tb"/>
    </style:style>
    <style:style style:name="Table22.A" style:family="table-column">
      <style:table-column-properties style:column-width="1.7896in" style:rel-column-width="17522*"/>
    </style:style>
    <style:style style:name="Table22.B" style:family="table-column">
      <style:table-column-properties style:column-width="1.6076in" style:rel-column-width="15741*"/>
    </style:style>
    <style:style style:name="Table22.C" style:family="table-column">
      <style:table-column-properties style:column-width="1.5299in" style:rel-column-width="14979*"/>
    </style:style>
    <style:style style:name="Table22.D" style:family="table-column">
      <style:table-column-properties style:column-width="1.766in" style:rel-column-width="17293*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D1" style:family="table-cell">
      <style:table-cell-properties fo:padding="0.0382in" fo:border="0.5pt solid #000000"/>
    </style:style>
    <style:style style:name="Table23" style:family="table">
      <style:table-properties style:width="6.6931in" table:align="margins" style:writing-mode="rl-tb"/>
    </style:style>
    <style:style style:name="Table23.A" style:family="table-column">
      <style:table-column-properties style:column-width="2.8111in" style:rel-column-width="27524*"/>
    </style:style>
    <style:style style:name="Table23.B" style:family="table-column">
      <style:table-column-properties style:column-width="1.9132in" style:rel-column-width="18733*"/>
    </style:style>
    <style:style style:name="Table23.C" style:family="table-column">
      <style:table-column-properties style:column-width="1.9688in" style:rel-column-width="19278*"/>
    </style:style>
    <style:style style:name="Table2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3.C1" style:family="table-cell">
      <style:table-cell-properties fo:padding="0.0382in" fo:border="0.5pt solid #000000"/>
    </style:style>
    <style:style style:name="Table24" style:family="table">
      <style:table-properties style:width="6.6931in" table:align="margins" style:writing-mode="rl-tb"/>
    </style:style>
    <style:style style:name="Table24.A" style:family="table-column">
      <style:table-column-properties style:column-width="1.7424in" style:rel-column-width="17060*"/>
    </style:style>
    <style:style style:name="Table24.B" style:family="table-column">
      <style:table-column-properties style:column-width="1.8083in" style:rel-column-width="17706*"/>
    </style:style>
    <style:style style:name="Table24.C" style:family="table-column">
      <style:table-column-properties style:column-width="1.8181in" style:rel-column-width="17801*"/>
    </style:style>
    <style:style style:name="Table24.D" style:family="table-column">
      <style:table-column-properties style:column-width="1.3243in" style:rel-column-width="12968*"/>
    </style:style>
    <style:style style:name="Table2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4.D1" style:family="table-cell">
      <style:table-cell-properties fo:padding="0.0382in" fo:border="0.5pt solid #000000"/>
    </style:style>
    <style:style style:name="Table25" style:family="table">
      <style:table-properties style:width="6.6931in" table:align="margins" style:writing-mode="rl-tb"/>
    </style:style>
    <style:style style:name="Table25.A" style:family="table-column">
      <style:table-column-properties style:column-width="2.6451in" style:rel-column-width="25899*"/>
    </style:style>
    <style:style style:name="Table25.B" style:family="table-column">
      <style:table-column-properties style:column-width="2.7444in" style:rel-column-width="26872*"/>
    </style:style>
    <style:style style:name="Table25.C" style:family="table-column">
      <style:table-column-properties style:column-width="1.3035in" style:rel-column-width="12764*"/>
    </style:style>
    <style:style style:name="Table2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5.C1" style:family="table-cell">
      <style:table-cell-properties fo:padding="0.0382in" fo:border="0.5pt solid #000000"/>
    </style:style>
    <style:style style:name="Table26" style:family="table">
      <style:table-properties style:width="6.6931in" table:align="margins" style:writing-mode="rl-tb"/>
    </style:style>
    <style:style style:name="Table26.A" style:family="table-column">
      <style:table-column-properties style:column-width="2.6451in" style:rel-column-width="25899*"/>
    </style:style>
    <style:style style:name="Table26.B" style:family="table-column">
      <style:table-column-properties style:column-width="2.7444in" style:rel-column-width="26872*"/>
    </style:style>
    <style:style style:name="Table26.C" style:family="table-column">
      <style:table-column-properties style:column-width="1.3035in" style:rel-column-width="12764*"/>
    </style:style>
    <style:style style:name="Table2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6.C1" style:family="table-cell">
      <style:table-cell-properties fo:padding="0.0382in" fo:border="0.5pt solid #000000"/>
    </style:style>
    <style:style style:name="Table12" style:family="table">
      <style:table-properties style:width="6.6917in" table:align="left" style:writing-mode="rl-tb"/>
    </style:style>
    <style:style style:name="Table12.A" style:family="table-column">
      <style:table-column-properties style:column-width="1.8924in"/>
    </style:style>
    <style:style style:name="Table12.B" style:family="table-column">
      <style:table-column-properties style:column-width="2.1729in"/>
    </style:style>
    <style:style style:name="Table12.C" style:family="table-column">
      <style:table-column-properties style:column-width="0.9319in"/>
    </style:style>
    <style:style style:name="Table12.D" style:family="table-column">
      <style:table-column-properties style:column-width="0.9521in"/>
    </style:style>
    <style:style style:name="Table12.E" style:family="table-column">
      <style:table-column-properties style:column-width="0.7424in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E1" style:family="table-cell">
      <style:table-cell-properties fo:padding="0.0382in" fo:border="0.5pt solid #000000"/>
    </style:style>
    <style:style style:name="Table13" style:family="table">
      <style:table-properties style:width="6.6931in" table:align="margins" style:writing-mode="rl-tb"/>
    </style:style>
    <style:style style:name="Table13.A" style:family="table-column">
      <style:table-column-properties style:column-width="3.1972in" style:rel-column-width="31305*"/>
    </style:style>
    <style:style style:name="Table13.B" style:family="table-column">
      <style:table-column-properties style:column-width="3.4958in" style:rel-column-width="34230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B1" style:family="table-cell">
      <style:table-cell-properties fo:padding="0.0382in" fo:border="0.5pt solid #000000"/>
    </style:style>
    <style:style style:name="P1" style:family="paragraph" style:parent-style-name="mine">
      <style:paragraph-properties fo:text-align="end" style:justify-single-word="false" style:writing-mode="rl-tb"/>
      <style:text-properties officeooo:rsid="000653f2" officeooo:paragraph-rsid="000653f2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653f2" officeooo:paragraph-rsid="000653f2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0653f2" officeooo:paragraph-rsid="0007a837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0653f2" officeooo:paragraph-rsid="000d3229"/>
    </style:style>
    <style:style style:name="P5" style:family="paragraph" style:parent-style-name="mine">
      <style:paragraph-properties fo:text-align="end" style:justify-single-word="false" style:writing-mode="rl-tb"/>
      <style:text-properties officeooo:rsid="000653f2" officeooo:paragraph-rsid="001b4c07"/>
    </style:style>
    <style:style style:name="P6" style:family="paragraph" style:parent-style-name="mine">
      <style:paragraph-properties fo:text-align="center" style:justify-single-word="false"/>
      <style:text-properties officeooo:rsid="000653f2" officeooo:paragraph-rsid="000653f2"/>
    </style:style>
    <style:style style:name="P7" style:family="paragraph" style:parent-style-name="mine">
      <style:paragraph-properties fo:text-align="center" style:justify-single-word="false"/>
      <style:text-properties style:text-underline-style="solid" style:text-underline-width="auto" style:text-underline-color="font-color" officeooo:rsid="000653f2" officeooo:paragraph-rsid="000653f2"/>
    </style:style>
    <style:style style:name="P8" style:family="paragraph" style:parent-style-name="mine">
      <style:paragraph-properties fo:text-align="center" style:justify-single-word="false"/>
      <style:text-properties style:text-underline-style="solid" style:text-underline-width="auto" style:text-underline-color="font-color" officeooo:rsid="0017b1a9" officeooo:paragraph-rsid="0017b1a9"/>
    </style:style>
    <style:style style:name="P9" style:family="paragraph" style:parent-style-name="mine">
      <style:paragraph-properties fo:text-align="center" style:justify-single-word="false"/>
      <style:text-properties style:text-underline-style="solid" style:text-underline-width="auto" style:text-underline-color="font-color" officeooo:rsid="0017b1a9" officeooo:paragraph-rsid="001b4c07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officeooo:rsid="0007a837" officeooo:paragraph-rsid="0007a837" style:font-name-complex="B Nazanin1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1" officeooo:rsid="000999d8" officeooo:paragraph-rsid="001b4c07" style:font-name-complex="B Nazanin1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1" officeooo:rsid="000a671a" officeooo:paragraph-rsid="001b4c07" style:font-name-complex="B Nazanin1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1" officeooo:rsid="000c4a71" officeooo:paragraph-rsid="000c4a71" style:font-name-complex="B Nazanin1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1" officeooo:rsid="0016abe7" officeooo:paragraph-rsid="0016abe7" style:font-name-complex="B Nazanin1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1" officeooo:rsid="00173e84" officeooo:paragraph-rsid="00173e84" style:font-name-complex="B Nazanin1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1" officeooo:rsid="001b4c07" officeooo:paragraph-rsid="001b4c07" style:font-name-complex="B Nazanin1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1" officeooo:rsid="0023d7ad" officeooo:paragraph-rsid="0023d7ad" style:font-name-complex="B Nazanin1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07a837" officeooo:paragraph-rsid="0007a837" style:font-name-complex="B Nazanin1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0c4a71" officeooo:paragraph-rsid="000c4a71" style:font-name-complex="B Nazanin1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0e42a8" officeooo:paragraph-rsid="000e42a8" style:font-name-complex="B Nazanin1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138804" officeooo:paragraph-rsid="00138804" style:font-name-complex="B Nazanin1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16abe7" officeooo:paragraph-rsid="0016abe7" style:font-name-complex="B Nazanin1"/>
    </style:style>
    <style:style style:name="P23" style:family="paragraph" style:parent-style-name="Table_20_Contents">
      <style:paragraph-properties fo:text-align="center" style:justify-single-word="false" style:writing-mode="lr-tb"/>
      <style:text-properties style:font-name="Liberation Sans1" style:text-underline-style="solid" style:text-underline-width="auto" style:text-underline-color="font-color" officeooo:rsid="0016abe7" officeooo:paragraph-rsid="0016abe7" style:font-name-complex="B Nazanin1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173e84" officeooo:paragraph-rsid="00173e84" style:font-name-complex="B Nazanin1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1" style:text-underline-style="none" officeooo:rsid="00138804" officeooo:paragraph-rsid="00138804" style:font-name-complex="B Nazanin1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1" style:text-underline-style="none" officeooo:rsid="0023d7ad" officeooo:paragraph-rsid="0023d7ad" style:font-name-complex="B Nazanin1"/>
    </style:style>
    <style:style style:name="P27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837" officeooo:paragraph-rsid="0007a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837" officeooo:paragraph-rsid="001b4c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d3be" officeooo:paragraph-rsid="001fd3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88db" officeooo:paragraph-rsid="001388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1b4c07" officeooo:paragraph-rsid="001b4c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mine">
      <style:paragraph-properties fo:text-align="center" style:justify-single-word="false"/>
      <style:text-properties officeooo:rsid="0007a837" officeooo:paragraph-rsid="0007a837"/>
    </style:style>
    <style:style style:name="P33" style:family="paragraph" style:parent-style-name="mine">
      <style:paragraph-properties fo:text-align="center" style:justify-single-word="false"/>
      <style:text-properties officeooo:rsid="0007a837" officeooo:paragraph-rsid="001b4c07"/>
    </style:style>
    <style:style style:name="P34" style:family="paragraph" style:parent-style-name="mine">
      <style:paragraph-properties fo:text-align="end" style:justify-single-word="false" style:writing-mode="rl-tb"/>
      <style:text-properties officeooo:rsid="0007a837" officeooo:paragraph-rsid="0007a837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00d3229" officeooo:paragraph-rsid="000d3229"/>
    </style:style>
    <style:style style:name="P36" style:family="paragraph" style:parent-style-name="mine">
      <style:paragraph-properties fo:text-align="end" style:justify-single-word="false" style:writing-mode="rl-tb"/>
      <style:text-properties officeooo:rsid="000c4a71" officeooo:paragraph-rsid="000c4a71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00c4a71" officeooo:paragraph-rsid="001b4c07"/>
    </style:style>
    <style:style style:name="P38" style:family="paragraph" style:parent-style-name="mine">
      <style:paragraph-properties fo:text-align="end" style:justify-single-word="false" style:writing-mode="rl-tb"/>
      <style:text-properties officeooo:rsid="000999d8" officeooo:paragraph-rsid="000999d8"/>
    </style:style>
    <style:style style:name="P39" style:family="paragraph" style:parent-style-name="mine">
      <style:paragraph-properties fo:text-align="end" style:justify-single-word="false" style:writing-mode="rl-tb"/>
      <style:text-properties officeooo:rsid="000999d8" officeooo:paragraph-rsid="0007a837"/>
    </style:style>
    <style:style style:name="P40" style:family="paragraph" style:parent-style-name="mine">
      <style:paragraph-properties fo:text-align="end" style:justify-single-word="false" style:writing-mode="rl-tb"/>
      <style:text-properties officeooo:rsid="000a671a" officeooo:paragraph-rsid="000a671a"/>
    </style:style>
    <style:style style:name="P41" style:family="paragraph" style:parent-style-name="mine">
      <style:paragraph-properties fo:text-align="center" style:justify-single-word="false"/>
      <style:text-properties officeooo:rsid="0016abe7" officeooo:paragraph-rsid="0016abe7"/>
    </style:style>
    <style:style style:name="P42" style:family="paragraph" style:parent-style-name="mine">
      <style:paragraph-properties fo:text-align="center" style:justify-single-word="false"/>
      <style:text-properties officeooo:rsid="00173e84" officeooo:paragraph-rsid="00173e84"/>
    </style:style>
    <style:style style:name="P43" style:family="paragraph" style:parent-style-name="mine">
      <style:paragraph-properties fo:text-align="center" style:justify-single-word="false"/>
      <style:text-properties officeooo:rsid="00173e84" officeooo:paragraph-rsid="001b4c07"/>
    </style:style>
    <style:style style:name="P44" style:family="paragraph" style:parent-style-name="mine">
      <style:paragraph-properties fo:text-align="end" style:justify-single-word="false" style:writing-mode="rl-tb"/>
      <style:text-properties officeooo:rsid="0017b1a9" officeooo:paragraph-rsid="0017b1a9"/>
    </style:style>
    <style:style style:name="P45" style:family="paragraph" style:parent-style-name="mine">
      <style:paragraph-properties fo:text-align="end" style:justify-single-word="false" style:writing-mode="rl-tb"/>
      <style:text-properties officeooo:rsid="001b4c07" officeooo:paragraph-rsid="001b4c07"/>
    </style:style>
    <style:style style:name="P46" style:family="paragraph" style:parent-style-name="Table_20_Contents">
      <style:paragraph-properties fo:text-align="center" style:justify-single-word="false"/>
      <style:text-properties style:font-name="B Nazanin" officeooo:rsid="001d3d10" officeooo:paragraph-rsid="001d3d10" style:font-name-complex="B Nazanin1"/>
    </style:style>
    <style:style style:name="P47" style:family="paragraph" style:parent-style-name="Table_20_Contents">
      <style:paragraph-properties fo:text-align="center" style:justify-single-word="false"/>
      <style:text-properties style:font-name="B Nazanin" officeooo:rsid="001e39c5" officeooo:paragraph-rsid="001e39c5" style:font-name-complex="B Nazanin1"/>
    </style:style>
    <style:style style:name="P48" style:family="paragraph" style:parent-style-name="Table_20_Contents">
      <style:paragraph-properties fo:text-align="center" style:justify-single-word="false"/>
      <style:text-properties style:font-name="B Nazanin" style:text-underline-style="solid" style:text-underline-width="auto" style:text-underline-color="font-color" officeooo:rsid="001d3d10" officeooo:paragraph-rsid="001d3d10" style:font-name-complex="B Nazanin1"/>
    </style:style>
    <style:style style:name="P49" style:family="paragraph" style:parent-style-name="Table_20_Contents">
      <style:paragraph-properties fo:text-align="center" style:justify-single-word="false"/>
      <style:text-properties style:font-name="B Nazanin" style:text-underline-style="solid" style:text-underline-width="auto" style:text-underline-color="font-color" officeooo:rsid="001e39c5" officeooo:paragraph-rsid="001e39c5" style:font-name-complex="B Nazanin1"/>
    </style:style>
    <style:style style:name="P50" style:family="paragraph" style:parent-style-name="mine">
      <style:paragraph-properties fo:text-align="end" style:justify-single-word="false" style:writing-mode="rl-tb"/>
      <style:text-properties officeooo:rsid="001d3d10" officeooo:paragraph-rsid="001d3d10"/>
    </style:style>
    <style:style style:name="P51" style:family="paragraph" style:parent-style-name="mine">
      <style:paragraph-properties fo:text-align="end" style:justify-single-word="false" style:writing-mode="rl-tb"/>
      <style:text-properties officeooo:rsid="001e39c5" officeooo:paragraph-rsid="001e39c5"/>
    </style:style>
    <style:style style:name="P52" style:family="paragraph" style:parent-style-name="mine">
      <style:paragraph-properties fo:text-align="center" style:justify-single-word="false"/>
      <style:text-properties officeooo:rsid="00247b67" officeooo:paragraph-rsid="00247b67"/>
    </style:style>
    <style:style style:name="P53" style:family="paragraph" style:parent-style-name="mine">
      <style:paragraph-properties fo:text-align="center" style:justify-single-word="false"/>
      <style:text-properties officeooo:rsid="002512f7" officeooo:paragraph-rsid="002512f7"/>
    </style:style>
    <style:style style:name="P54" style:family="paragraph" style:parent-style-name="Table_20_Contents">
      <style:paragraph-properties fo:text-align="center" style:justify-single-word="false"/>
      <style:text-properties style:font-name="Liberation Sans1" style:text-underline-style="none" officeooo:rsid="0025d8e1" officeooo:paragraph-rsid="0025d8e1" style:font-name-complex="B Nazanin1"/>
    </style:style>
    <style:style style:name="P5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rl-tb">
        <style:tab-stops/>
      </style:paragraph-properties>
      <style:text-properties fo:hyphenate="false" loext:hyphenation-no-caps="false"/>
    </style:style>
    <style:style style:name="T1" style:family="text">
      <style:text-properties officeooo:rsid="000a671a"/>
    </style:style>
    <style:style style:name="T2" style:family="text">
      <style:text-properties officeooo:rsid="000c4a71"/>
    </style:style>
    <style:style style:name="T3" style:family="text">
      <style:text-properties officeooo:rsid="0010e579"/>
    </style:style>
    <style:style style:name="T4" style:family="text">
      <style:text-properties officeooo:rsid="0017b1a9"/>
    </style:style>
    <style:style style:name="T5" style:family="text">
      <style:text-properties officeooo:rsid="0023d7a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DejaVu Sans1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کارمند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H"/>
        <table:table-column table:style-name="Table2.L"/>
        <table:table-column table:style-name="Table2.H"/>
        <table:table-row>
          <table:table-cell table:style-name="Table2.A1" office:value-type="string">
            <text:p text:style-name="P7">کد پرسنلی</text:p>
          </table:table-cell>
          <table:table-cell table:style-name="Table2.A1" office:value-type="string">
            <text:p text:style-name="P6">نام</text:p>
          </table:table-cell>
          <table:table-cell table:style-name="Table2.A1" office:value-type="string">
            <text:p text:style-name="P6">نام خانوادگی</text:p>
          </table:table-cell>
          <table:table-cell table:style-name="Table2.A1" office:value-type="string">
            <text:p text:style-name="P6">شماره شبا</text:p>
          </table:table-cell>
          <table:table-cell table:style-name="Table2.A1" office:value-type="string">
            <text:p text:style-name="P6">تاریخ تولد</text:p>
          </table:table-cell>
          <table:table-cell table:style-name="Table2.A1" office:value-type="string">
            <text:p text:style-name="P32">میزان مهارت</text:p>
          </table:table-cell>
          <table:table-cell table:style-name="Table2.A1" office:value-type="string">
            <text:p text:style-name="P32">حقوق ماهانه</text:p>
          </table:table-cell>
          <table:table-cell table:style-name="Table2.A1" office:value-type="string">
            <text:p text:style-name="P32">مدرک تحصیلی</text:p>
          </table:table-cell>
          <table:table-cell table:style-name="Table2.A1" office:value-type="string">
            <text:p text:style-name="P32">سمت</text:p>
          </table:table-cell>
          <table:table-cell table:style-name="Table2.A1" office:value-type="string">
            <text:p text:style-name="P32">دپارتمان</text:p>
          </table:table-cell>
          <table:table-cell table:style-name="Table2.A1" office:value-type="string">
            <text:p text:style-name="P32">عکس پروفایل</text:p>
          </table:table-cell>
          <table:table-cell table:style-name="Table2.A1" office:value-type="string">
            <text:p text:style-name="P41">رمز عبور</text:p>
          </table:table-cell>
          <table:table-cell table:style-name="Table2.M1" office:value-type="string">
            <text:p text:style-name="P42">زمان ثبت نام</text:p>
          </table:table-cell>
        </table:table-row>
      </table:table>
      <text:p text:style-name="P1"/>
      <text:p text:style-name="P3"/>
      <text:p text:style-name="P1">مشتری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8">شناسه</text:p>
          </table:table-cell>
          <table:table-cell table:style-name="Table4.A1" office:value-type="string">
            <text:p text:style-name="P32">نام</text:p>
          </table:table-cell>
          <table:table-cell table:style-name="Table4.A1" office:value-type="string">
            <text:p text:style-name="P32">نام خانوادگی</text:p>
          </table:table-cell>
          <table:table-cell table:style-name="Table4.A1" office:value-type="string">
            <text:p text:style-name="P32">جنسیت</text:p>
          </table:table-cell>
          <table:table-cell table:style-name="Table4.A1" office:value-type="string">
            <text:p text:style-name="P32">موجودی</text:p>
          </table:table-cell>
          <table:table-cell table:style-name="Table4.A1" office:value-type="string">
            <text:p text:style-name="P32">تلفن همراه</text:p>
          </table:table-cell>
          <table:table-cell table:style-name="Table4.A1" office:value-type="string">
            <text:p text:style-name="P32">ایمیل</text:p>
          </table:table-cell>
          <table:table-cell table:style-name="Table4.A1" office:value-type="string">
            <text:p text:style-name="P42">زمان ثبت نام</text:p>
          </table:table-cell>
          <table:table-cell table:style-name="Table4.I1" office:value-type="string">
            <text:p text:style-name="P53">تاریخ تولد</text:p>
          </table:table-cell>
        </table:table-row>
      </table:table>
      <text:p text:style-name="P1"/>
      <text:p text:style-name="P1"/>
      <text:p text:style-name="P1">تراکنش</text:p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27">کد رهگیری</text:p>
          </table:table-cell>
          <table:table-cell table:style-name="Table5.A1" office:value-type="string">
            <text:p text:style-name="P29">شماره کارت</text:p>
          </table:table-cell>
          <table:table-cell table:style-name="Table5.A1" office:value-type="string">
            <text:p text:style-name="P30">مبلغ</text:p>
          </table:table-cell>
          <table:table-cell table:style-name="Table5.A1" office:value-type="string">
            <text:p text:style-name="P27">زمان</text:p>
          </table:table-cell>
          <table:table-cell table:style-name="Table5.A1" office:value-type="string">
            <text:p text:style-name="P27">وضعیت</text:p>
          </table:table-cell>
          <table:table-cell table:style-name="Table5.F1" office:value-type="string">
            <text:p text:style-name="P27">نوع</text:p>
          </table:table-cell>
        </table:table-row>
      </table:table>
      <text:p text:style-name="P1"/>
      <text:p text:style-name="P45">راننده</text:p>
      <table:table table:name="Table3" table:style-name="Table3">
        <table:table-column table:style-name="Table3.A" table:number-columns-repeated="16"/>
        <table:table-row>
          <table:table-cell table:style-name="Table3.A1" office:value-type="string">
            <text:p text:style-name="P9">شناسه</text:p>
          </table:table-cell>
          <table:table-cell table:style-name="Table3.A1" office:value-type="string">
            <text:p text:style-name="P33">نام</text:p>
          </table:table-cell>
          <table:table-cell table:style-name="Table3.A1" office:value-type="string">
            <text:p text:style-name="P33">نام خانوادگی</text:p>
          </table:table-cell>
          <table:table-cell table:style-name="Table3.A1" office:value-type="string">
            <text:p text:style-name="P33"><text:s/>تاریخ تولد</text:p>
          </table:table-cell>
          <table:table-cell table:style-name="Table3.A1" office:value-type="string">
            <text:p text:style-name="P33">شماره ملی</text:p>
          </table:table-cell>
          <table:table-cell table:style-name="Table3.A1" office:value-type="string">
            <text:p text:style-name="P33">جنسیت</text:p>
          </table:table-cell>
          <table:table-cell table:style-name="Table3.A1" office:value-type="string">
            <text:p text:style-name="P33">موجودی</text:p>
          </table:table-cell>
          <table:table-cell table:style-name="Table3.A1" office:value-type="string">
            <text:p text:style-name="P33">شماره شبا</text:p>
          </table:table-cell>
          <table:table-cell table:style-name="Table3.A1" office:value-type="string">
            <text:p text:style-name="P33">شماره تلفن</text:p>
          </table:table-cell>
          <table:table-cell table:style-name="Table3.A1" office:value-type="string">
            <text:p text:style-name="P33">کد<text:span text:style-name="T1"> </text:span>معرف<text:span text:style-name="T1">ی</text:span></text:p>
          </table:table-cell>
          <table:table-cell table:style-name="Table3.A1" office:value-type="string">
            <text:p text:style-name="P33">ناتوانی</text:p>
          </table:table-cell>
          <table:table-cell table:style-name="Table3.A1" office:value-type="string">
            <text:p text:style-name="P33">عکس پروفایل</text:p>
          </table:table-cell>
          <table:table-cell table:style-name="Table3.A1" office:value-type="string">
            <text:p text:style-name="P33">عکس گواهینامه</text:p>
          </table:table-cell>
          <table:table-cell table:style-name="Table3.A1" office:value-type="string">
            <text:p text:style-name="P33">عکس کارت ملی</text:p>
          </table:table-cell>
          <table:table-cell table:style-name="Table3.A1" office:value-type="string">
            <text:p text:style-name="P43">زمان ثبت نام</text:p>
          </table:table-cell>
          <table:table-cell table:style-name="Table3.P1" office:value-type="string">
            <text:p text:style-name="P52">مختصات</text:p>
          </table:table-cell>
        </table:table-row>
      </table:table>
      <text:p text:style-name="P37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>
          <table:table-cell table:style-name="Table17.A1" office:value-type="string">
            <text:p text:style-name="P11">کد تایید کنند<office:annotation loext:resolved="false"><dc:creator>Unknown Author</dc:creator><dc:date>2024-02-16T21:04:33.235516228</dc:date><text:p text:style-name="P55"><text:span text:style-name="T6">کلید خارجی به کدپرسنلی</text:span></text:p><text:p text:style-name="P56"><text:span text:style-name="T6">در جدول کارمند</text:span></text:p><text:p text:style-name="P56"><text:span text:style-name="T6">همچنین در دو جدول بعدی </text:span></text:p></office:annotation>ه</text:p>
          </table:table-cell>
          <table:table-cell table:style-name="Table17.A1" office:value-type="string">
            <text:p text:style-name="P11">تاریخ تایید گواهینامه</text:p>
          </table:table-cell>
          <table:table-cell table:style-name="Table17.A1" office:value-type="string">
            <text:p text:style-name="P11">تاریخ <text:span text:style-name="T1">تایید نامه قضایی</text:span></text:p>
          </table:table-cell>
          <table:table-cell table:style-name="Table17.A1" office:value-type="string">
            <text:p text:style-name="P12">تاریخ تایید نهایی</text:p>
          </table:table-cell>
          <table:table-cell table:style-name="Table17.E1" office:value-type="string">
            <text:p text:style-name="P12">نامه قضایی</text:p>
          </table:table-cell>
        </table:table-row>
      </table:table>
      <text:p text:style-name="P5"/>
      <text:p text:style-name="P1">بکسی</text:p>
      <table:table table:name="Table6" table:style-name="Table6" table:template-name="Default Style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office:value-type="string">
            <text:p text:style-name="P31">شناسه رانند<office:annotation loext:resolved="false"><dc:creator>Unknown Author</dc:creator><dc:date>2024-02-19T20:38:19.326765731</dc:date><text:p text:style-name="P55"><text:span text:style-name="T6">کلید خارجی به شناسه</text:span></text:p><text:p text:style-name="P56"><text:span text:style-name="T6">در جدول راننده</text:span></text:p><text:p text:style-name="P56"><text:span text:style-name="T6">همچنین در دو جدول بعدی </text:span></text:p></office:annotation>ه</text:p>
          </table:table-cell>
          <table:table-cell table:style-name="Table6.A1" office:value-type="string">
            <text:p text:style-name="P27">پلاک</text:p>
          </table:table-cell>
          <table:table-cell table:style-name="Table6.A1" office:value-type="string">
            <text:p text:style-name="P27">ظرفیت</text:p>
          </table:table-cell>
          <table:table-cell table:style-name="Table6.A1" office:value-type="string">
            <text:p text:style-name="P27">رنگ</text:p>
          </table:table-cell>
          <table:table-cell table:style-name="Table6.A1" office:value-type="string">
            <text:p text:style-name="P27">نام<text:span text:style-name="T4"> ماشین</text:span></text:p>
          </table:table-cell>
          <table:table-cell table:style-name="Table6.A1" office:value-type="string">
            <text:p text:style-name="P27">سال تولید</text:p>
          </table:table-cell>
          <table:table-cell table:style-name="Table6.A1" office:value-type="string">
            <text:p text:style-name="P27">نوع سوخت</text:p>
          </table:table-cell>
          <table:table-cell table:style-name="Table6.H1" office:value-type="string">
            <text:p text:style-name="P27">عکس کارت ماشین</text:p>
          </table:table-cell>
        </table:table-row>
      </table:table>
      <text:p text:style-name="P4"/>
      <text:p text:style-name="P3"/>
      <text:p text:style-name="P5">بکس بار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31">شناسه راننده</text:p>
          </table:table-cell>
          <table:table-cell table:style-name="Table1.A1" office:value-type="string">
            <text:p text:style-name="P28">پلاک</text:p>
          </table:table-cell>
          <table:table-cell table:style-name="Table1.A1" office:value-type="string">
            <text:p text:style-name="P28">ظرفیت</text:p>
          </table:table-cell>
          <table:table-cell table:style-name="Table1.A1" office:value-type="string">
            <text:p text:style-name="P28">رنگ</text:p>
          </table:table-cell>
          <table:table-cell table:style-name="Table1.A1" office:value-type="string">
            <text:p text:style-name="P28">نام<text:span text:style-name="T4"> ماشین</text:span></text:p>
          </table:table-cell>
          <table:table-cell table:style-name="Table1.A1" office:value-type="string">
            <text:p text:style-name="P28">سال تولید</text:p>
          </table:table-cell>
          <table:table-cell table:style-name="Table1.A1" office:value-type="string">
            <text:p text:style-name="P28">نوع سوخت</text:p>
          </table:table-cell>
          <table:table-cell table:style-name="Table1.H1" office:value-type="string">
            <text:p text:style-name="P28">عکس کارت ماشین</text:p>
          </table:table-cell>
        </table:table-row>
      </table:table>
      <text:p text:style-name="P5"/>
      <text:p text:style-name="P35"/>
      <text:p text:style-name="P5">بکسی باکس</text:p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 table:style-name="Table7.1">
          <table:table-cell table:style-name="Table7.A1" office:value-type="string">
            <text:p text:style-name="P31">شناسه راننده</text:p>
          </table:table-cell>
          <table:table-cell table:style-name="Table7.A1" office:value-type="string">
            <text:p text:style-name="P28">پلاک</text:p>
          </table:table-cell>
          <table:table-cell table:style-name="Table7.A1" office:value-type="string">
            <text:p text:style-name="P28">ظرفیت</text:p>
          </table:table-cell>
          <table:table-cell table:style-name="Table7.A1" office:value-type="string">
            <text:p text:style-name="P28">رنگ</text:p>
          </table:table-cell>
          <table:table-cell table:style-name="Table7.A1" office:value-type="string">
            <text:p text:style-name="P28">نام<text:span text:style-name="T4"> ماشین</text:span></text:p>
          </table:table-cell>
          <table:table-cell table:style-name="Table7.A1" office:value-type="string">
            <text:p text:style-name="P28">سال تولید</text:p>
          </table:table-cell>
          <table:table-cell table:style-name="Table7.A1" office:value-type="string">
            <text:p text:style-name="P28">نوع سوخت</text:p>
          </table:table-cell>
          <table:table-cell table:style-name="Table7.H1" office:value-type="string">
            <text:p text:style-name="P28">عکس کارت ماشین</text:p>
          </table:table-cell>
        </table:table-row>
      </table:table>
      <text:p text:style-name="P5"/>
      <text:p text:style-name="P3"/>
      <text:p text:style-name="P1">مسافرکشی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22">کد مشتری<office:annotation loext:resolved="false"><dc:creator>Unknown Author</dc:creator><dc:date>2024-02-16T21:07:26.015719050</dc:date><text:p text:style-name="P55"><text:span text:style-name="T6">کلید خارجی به کد مشتری در جدول درخواست سفر</text:span></text:p><text:p text:style-name="P55"><text:span text:style-name="T6">همچنین در دو جدول بعدی</text:span><text:span text:style-name="T6"> </text:span></text:p></office:annotation></text:p>
          </table:table-cell>
          <table:table-cell table:style-name="Table8.A1" office:value-type="string">
            <text:p text:style-name="P20">زمان<office:annotation loext:resolved="false"><dc:creator>Unknown Author</dc:creator><dc:date>2024-02-16T21:08:35.944222609</dc:date><text:p text:style-name="P56"><text:span text:style-name="T6">کلید خارجی به زمان درخواست در جدول درخواست سفر</text:span></text:p><text:p text:style-name="P56"><text:span text:style-name="T6">همچنین در دو جدول بعدی </text:span></text:p></office:annotation><text:span text:style-name="T4"> درخواست</text:span></text:p>
          </table:table-cell>
          <table:table-cell table:style-name="Table8.A1" office:value-type="string">
            <text:p text:style-name="P10">هزینه</text:p>
          </table:table-cell>
          <table:table-cell table:style-name="Table8.D1" office:value-type="string">
            <text:p text:style-name="P10">رفت و برگشتی</text:p>
          </table:table-cell>
        </table:table-row>
      </table:table>
      <text:p text:style-name="P1"/>
      <text:p text:style-name="P1"/>
      <text:p text:style-name="P1">حمل و نقل سنگین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row>
          <table:table-cell table:style-name="Table9.A1" office:value-type="string">
            <text:p text:style-name="P22">کد مشتری</text:p>
          </table:table-cell>
          <table:table-cell table:style-name="Table9.A1" office:value-type="string">
            <text:p text:style-name="P20">زمان<text:span text:style-name="T3"> درخواست</text:span></text:p>
          </table:table-cell>
          <table:table-cell table:style-name="Table9.A1" office:value-type="string">
            <text:p text:style-name="P10">هزینه</text:p>
          </table:table-cell>
          <table:table-cell table:style-name="Table9.A1" office:value-type="string">
            <text:p text:style-name="P10">نوع کالا</text:p>
          </table:table-cell>
          <table:table-cell table:style-name="Table9.A1" office:value-type="string">
            <text:p text:style-name="P10">وزن کالا</text:p>
          </table:table-cell>
          <table:table-cell table:style-name="Table9.A1" office:value-type="string">
            <text:p text:style-name="P10">ارزش کالا</text:p>
          </table:table-cell>
          <table:table-cell table:style-name="Table9.A1" office:value-type="string">
            <text:p text:style-name="P10">کمک مشتری</text:p>
          </table:table-cell>
          <table:table-cell table:style-name="Table9.A1" office:value-type="string">
            <text:p text:style-name="P17">شهر مقصد</text:p>
          </table:table-cell>
          <table:table-cell table:style-name="Table9.I1" office:value-type="string">
            <text:p text:style-name="P17">مختصات مقصد</text:p>
          </table:table-cell>
        </table:table-row>
      </table:table>
      <text:p text:style-name="P1"/>
      <text:p text:style-name="P1"/>
      <text:p text:style-name="P1">حمل و نقل سبک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row>
          <table:table-cell table:style-name="Table10.A1" office:value-type="string">
            <text:p text:style-name="P22">کد مشتری</text:p>
          </table:table-cell>
          <table:table-cell table:style-name="Table10.A1" office:value-type="string">
            <text:p text:style-name="P20">زمان<text:span text:style-name="T3"> درخواست</text:span></text:p>
          </table:table-cell>
          <table:table-cell table:style-name="Table10.A1" office:value-type="string">
            <text:p text:style-name="P10">هزینه سرویس</text:p>
          </table:table-cell>
          <table:table-cell table:style-name="Table10.A1" office:value-type="string">
            <text:p text:style-name="P10">هزینه بیمه</text:p>
          </table:table-cell>
          <table:table-cell table:style-name="Table10.A1" office:value-type="string">
            <text:p text:style-name="P10">نوع کالا</text:p>
          </table:table-cell>
          <table:table-cell table:style-name="Table10.A1" office:value-type="string">
            <text:p text:style-name="P10">وزن کالا</text:p>
          </table:table-cell>
          <table:table-cell table:style-name="Table10.A1" office:value-type="string">
            <text:p text:style-name="P10">ارزش کالا</text:p>
          </table:table-cell>
          <table:table-cell table:style-name="Table10.A1" office:value-type="string">
            <text:p text:style-name="P17">شهر مقصد</text:p>
          </table:table-cell>
          <table:table-cell table:style-name="Table10.I1" office:value-type="string">
            <text:p text:style-name="P17">مختصات مقصد</text:p>
          </table:table-cell>
        </table:table-row>
      </table:table>
      <text:p text:style-name="P1"/>
      <text:p text:style-name="P1"><text:soft-page-break/></text:p>
      <text:p text:style-name="P34">درخواست سفر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P23"><text:span text:style-name="T4">شناسه</text:span> مشتری<office:annotation loext:resolved="false"><dc:creator>Unknown Author</dc:creator><dc:date>2024-02-16T21:10:53.108890109</dc:date><text:p text:style-name="P55"><text:span text:style-name="T6">کلید خارجی به شناسه در جدول مشتری</text:span><text:span text:style-name="T6"> </text:span></text:p></office:annotation></text:p>
          </table:table-cell>
          <table:table-cell table:style-name="Table11.A1" office:value-type="string">
            <text:p text:style-name="P18">زمان درخواست</text:p>
          </table:table-cell>
          <table:table-cell table:style-name="Table11.A1" office:value-type="string">
            <text:p text:style-name="P26">مختصات مبدا</text:p>
          </table:table-cell>
          <table:table-cell table:style-name="Table11.A1" office:value-type="string">
            <text:p text:style-name="P26">شهر مبدا</text:p>
          </table:table-cell>
          <table:table-cell table:style-name="Table11.E1" office:value-type="string">
            <text:p text:style-name="P54">استان مبدا</text:p>
          </table:table-cell>
        </table:table-row>
      </table:table>
      <text:p text:style-name="P39"/>
      <text:p text:style-name="P38"/>
      <text:p text:style-name="P40">م<text:span text:style-name="T2">عر</text:span>فی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9"><office:annotation loext:resolved="false"><dc:creator>Unknown Author</dc:creator><dc:date>2024-02-16T21:13:47.673071841</dc:date><text:p text:style-name="P56"><text:span text:style-name="T6">کلید خارجی به شناسه در جدول راننده</text:span></text:p></office:annotation><text:span text:style-name="T4">شناسه</text:span> <text:span text:style-name="T4">راننده</text:span></text:p>
          </table:table-cell>
          <table:table-cell table:style-name="Table18.B1" office:value-type="string">
            <text:p text:style-name="P13"><office:annotation loext:resolved="false"><dc:creator>Unknown Author</dc:creator><dc:date>2024-02-16T21:17:30.214498357</dc:date><text:p text:style-name="P56"><text:span text:style-name="T6">کلید خارجی به شناسه در جدول راننده</text:span></text:p></office:annotation><text:span text:style-name="T4">شناسه</text:span> معرف</text:p>
          </table:table-cell>
        </table:table-row>
      </table:table>
      <text:p text:style-name="P40"/>
      <text:p text:style-name="P40"/>
      <text:p text:style-name="P36">برداشت</text:p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19"><office:annotation loext:resolved="false"><dc:creator>Unknown Author</dc:creator><dc:date>2024-02-16T21:23:57.272431110</dc:date><text:p text:style-name="P55"><text:span text:style-name="T6">کلید خارجی به کد رهگیری در جدول تراکنش</text:span></text:p><text:p text:style-name="P55"><text:span text:style-name="T6">همچنین در دو جدول بعدی</text:span><text:span text:style-name="T6"> </text:span></text:p></office:annotation>کد رهگیری</text:p>
          </table:table-cell>
          <table:table-cell table:style-name="Table19.A1" office:value-type="string">
            <text:p text:style-name="P14"><text:span text:style-name="T4">شناسه</text:span> را<office:annotation loext:resolved="false"><dc:creator>Unknown Author</dc:creator><dc:date>2024-02-16T21:25:15.768954564</dc:date><text:p text:style-name="P55"><text:span text:style-name="T6">کلید خارجی به شناسه در جدول راننده</text:span><text:span text:style-name="T6"> </text:span></text:p></office:annotation>ننده</text:p>
          </table:table-cell>
          <table:table-cell table:style-name="Table19.C1" office:value-type="string">
            <text:p text:style-name="P13">روزانه-درلحظه</text:p>
          </table:table-cell>
        </table:table-row>
      </table:table>
      <text:p text:style-name="P36"/>
      <text:p text:style-name="P36"/>
      <text:p text:style-name="P36">واریز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9">کد رهگیری</text:p>
          </table:table-cell>
          <table:table-cell table:style-name="Table20.B1" office:value-type="string">
            <text:p text:style-name="P13"><office:annotation loext:resolved="false"><dc:creator>Unknown Author</dc:creator><dc:date>2024-02-16T21:26:10.435408259</dc:date><text:p text:style-name="P55"><text:span text:style-name="T6">کلید خارجی به شناسه در جدول مشتری</text:span><text:span text:style-name="T6"> </text:span></text:p></office:annotation><text:span text:style-name="T4">شناسه</text:span> مشتری</text:p>
          </table:table-cell>
        </table:table-row>
      </table:table>
      <text:p text:style-name="P36"/>
      <text:p text:style-name="P36"/>
      <text:p text:style-name="P36">قبول کردن سفر</text:p>
      <table:table table:name="Table21" table:style-name="Table21">
        <table:table-column table:style-name="Table21.A"/>
        <table:table-column table:style-name="Table21.B" table:number-columns-repeated="6"/>
        <table:table-column table:style-name="Table21.H"/>
        <table:table-column table:style-name="Table21.I"/>
        <table:table-column table:style-name="Table21.J"/>
        <table:table-row>
          <table:table-cell table:style-name="Table21.A1" office:value-type="string">
            <text:p text:style-name="P19"><text:span text:style-name="T4">شناسه</text:span> <office:annotation loext:resolved="false"><dc:creator>Unknown Author</dc:creator><dc:date>2024-02-16T21:36:22.420277168</dc:date><text:p text:style-name="P55"><text:span text:style-name="T6">کلید خارجی به شناسه مشتری در جدول درخواست سفر</text:span><text:span text:style-name="T6"> </text:span></text:p></office:annotation>مشتری</text:p>
          </table:table-cell>
          <table:table-cell table:style-name="Table21.A1" office:value-type="string">
            <text:p text:style-name="P19">زمان<office:annotation loext:resolved="false"><dc:creator>Unknown Author</dc:creator><dc:date>2024-02-16T21:37:08.508047485</dc:date><text:p text:style-name="P55"><text:span text:style-name="T6">کلید خارجی به زمان درخواست در جدول درخواست سفر</text:span><text:span text:style-name="T6"> </text:span></text:p></office:annotation><text:span text:style-name="T3"> درخواست</text:span></text:p>
          </table:table-cell>
          <table:table-cell table:style-name="Table21.A1" office:value-type="string">
            <text:p text:style-name="P24">کد رهگیری</text:p>
          </table:table-cell>
          <table:table-cell table:style-name="Table21.A1" office:value-type="string">
            <text:p text:style-name="P15">نوع پرداخت</text:p>
          </table:table-cell>
          <table:table-cell table:style-name="Table21.A1" office:value-type="string">
            <text:p text:style-name="P13">امتیاز به مشتری</text:p>
          </table:table-cell>
          <table:table-cell table:style-name="Table21.A1" office:value-type="string">
            <text:p text:style-name="P15">امتیاز راننده</text:p>
          </table:table-cell>
          <table:table-cell table:style-name="Table21.A1" office:value-type="string">
            <text:p text:style-name="P15"><text:span text:style-name="T4">شنا</text:span><text:span text:style-name="T4"><office:annotation loext:resolved="false"><dc:creator>Unknown Author</dc:creator><dc:date>2024-02-16T21:37:47.595391936</dc:date><text:p text:style-name="P55"><text:span text:style-name="T6">کلید خارجی به شناسه در جدول راننده</text:span></text:p><text:p text:style-name="P55"><text:span text:style-name="T6">همچنین در جدول بعدی</text:span><text:span text:style-name="T6"> </text:span></text:p></office:annotation></text:span><text:span text:style-name="T4">سه</text:span> راننده</text:p>
          </table:table-cell>
          <table:table-cell table:style-name="Table21.A1" office:value-type="string">
            <text:p text:style-name="P16">زمان انتظار</text:p>
          </table:table-cell>
          <table:table-cell table:style-name="Table21.A1" office:value-type="string">
            <text:p text:style-name="P16">زمان پایان</text:p>
          </table:table-cell>
          <table:table-cell table:style-name="Table21.J1" office:value-type="string">
            <text:p text:style-name="P16">زمان پیشبینی پایان</text:p>
          </table:table-cell>
        </table:table-row>
      </table:table>
      <text:p text:style-name="P36"/>
      <text:p text:style-name="P44"><text:s/><text:tab/></text:p>
      <text:p text:style-name="P36">گزارش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19"><text:span text:style-name="T4">شناسه</text:span> مشتری<office:annotation loext:resolved="false"><dc:creator>Unknown Author</dc:creator><dc:date>2024-02-16T21:38:28.142130853</dc:date><text:p text:style-name="P55"><text:span text:style-name="T6">کلید خارجی به شناسه در</text:span><text:span text:style-name="T6"> </text:span></text:p><text:p text:style-name="P55"><text:span text:style-name="T6">جدول مشتری</text:span></text:p><text:p text:style-name="P55"><text:span text:style-name="T6">همچنین در جدول بعدی</text:span><text:span text:style-name="T6"> </text:span></text:p></office:annotation></text:p>
          </table:table-cell>
          <table:table-cell table:style-name="Table22.A1" office:value-type="string">
            <text:p text:style-name="P19"><text:span text:style-name="T4">شناسه</text:span> راننده</text:p>
          </table:table-cell>
          <table:table-cell table:style-name="Table22.A1" office:value-type="string">
            <text:p text:style-name="P13">شرح گزارش</text:p>
          </table:table-cell>
          <table:table-cell table:style-name="Table22.D1" office:value-type="string">
            <text:p text:style-name="P13">مرحله پیگیری</text:p>
          </table:table-cell>
        </table:table-row>
      </table:table>
      <text:p text:style-name="P36"/>
      <text:p text:style-name="P36"/>
      <text:p text:style-name="P36">آدرس</text:p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19"><text:span text:style-name="T4">شناسه</text:span> مشتری</text:p>
          </table:table-cell>
          <table:table-cell table:style-name="Table23.A1" office:value-type="string">
            <text:p text:style-name="P21">نام آدرس</text:p>
          </table:table-cell>
          <table:table-cell table:style-name="Table23.C1" office:value-type="string">
            <text:p text:style-name="P25">مشخصات</text:p>
          </table:table-cell>
        </table:table-row>
      </table:table>
      <text:p text:style-name="P36"/>
      <text:p text:style-name="P36"/>
      <text:p text:style-name="P36">مقصد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P19"><text:span text:style-name="T4">شن</text:span><text:span text:style-name="T4"><office:annotation loext:resolved="false"><dc:creator>Unknown Author</dc:creator><dc:date>2024-02-16T21:39:35.501288095</dc:date><text:p text:style-name="P55"><text:span text:style-name="T6">کلید خارجی به شناسه مشتری در جدول درخواست سفر</text:span></text:p><text:p text:style-name="P55"><text:span text:style-name="T6">همچنین در دو جدول بعدی</text:span><text:span text:style-name="T6"> </text:span></text:p></office:annotation></text:span><text:span text:style-name="T4">اسه</text:span> مشتری</text:p>
          </table:table-cell>
          <table:table-cell table:style-name="Table24.A1" office:value-type="string">
            <text:p text:style-name="P19">زمان<text:span text:style-name="T3"> در</text:span><text:span text:style-name="T3"><office:annotation loext:resolved="false"><dc:creator>Unknown Author</dc:creator><dc:date>2024-02-16T21:40:36.174545559</dc:date><text:p text:style-name="P55"><text:span text:style-name="T6">کلید خارجی به زمان درخواست در جدول درخواست سفر</text:span></text:p><text:p text:style-name="P55"><text:span text:style-name="T6">همچنین در دوجدول بعدی</text:span><text:span text:style-name="T6"> </text:span></text:p></office:annotation></text:span><text:span text:style-name="T3">خواست</text:span></text:p>
          </table:table-cell>
          <table:table-cell table:style-name="Table24.A1" office:value-type="string">
            <text:p text:style-name="P19"><text:span text:style-name="T5">مختصات</text:span> مقصد</text:p>
          </table:table-cell>
          <table:table-cell table:style-name="Table24.D1" office:value-type="string">
            <text:p text:style-name="P26">شهر مقصد</text:p>
          </table:table-cell>
        </table:table-row>
      </table:table>
      <text:p text:style-name="P36"/>
      <text:p text:style-name="P36"/>
      <text:p text:style-name="P36">نقاط قوت</text:p>
      <table:table table:name="Table25" table:style-name="Table25">
        <table:table-column table:style-name="Table25.A"/>
        <table:table-column table:style-name="Table25.B"/>
        <table:table-column table:style-name="Table25.C"/>
        <table:table-row>
          <table:table-cell table:style-name="Table25.A1" office:value-type="string">
            <text:p text:style-name="P19"><text:span text:style-name="T4">شناسه</text:span> مشتری</text:p>
          </table:table-cell>
          <table:table-cell table:style-name="Table25.A1" office:value-type="string">
            <text:p text:style-name="P19">زمان<text:span text:style-name="T3"> درخواست</text:span></text:p>
          </table:table-cell>
          <table:table-cell table:style-name="Table25.C1" office:value-type="string">
            <text:p text:style-name="P19">ویژگی</text:p>
          </table:table-cell>
        </table:table-row>
      </table:table>
      <text:p text:style-name="P36"/>
      <text:p text:style-name="P36"/>
      <text:p text:style-name="P36">نقاط ضعف</text:p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P19"><text:span text:style-name="T4">شناسه</text:span> مشتری</text:p>
          </table:table-cell>
          <table:table-cell table:style-name="Table26.A1" office:value-type="string">
            <text:p text:style-name="P19">زمان<text:span text:style-name="T3"> درخواست</text:span></text:p>
          </table:table-cell>
          <table:table-cell table:style-name="Table26.C1" office:value-type="string">
            <text:p text:style-name="P19">ویژگی</text:p>
          </table:table-cell>
        </table:table-row>
      </table:table>
      <text:p text:style-name="P36"/>
      <text:p text:style-name="P36"/>
      <text:p text:style-name="P50">واریز از شرکت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>
          <table:table-cell table:style-name="Table12.A1" office:value-type="string">
            <text:p text:style-name="P48">کد پرس<office:annotation loext:resolved="false"><dc:creator>Unknown Author</dc:creator><dc:date>2024-02-23T17:36:39.687941974</dc:date><text:p text:style-name="P55"><text:span text:style-name="T6">کلید خارجی به کد پرسنلی در جدول کارمند</text:span><text:span text:style-name="T6"> </text:span></text:p></office:annotation>نلی</text:p>
          </table:table-cell>
          <table:table-cell table:style-name="Table12.A1" office:value-type="string">
            <text:p text:style-name="P48">شن<office:annotation loext:resolved="false"><dc:creator>Unknown Author</dc:creator><dc:date>2024-02-23T17:37:02.716363464</dc:date><text:p text:style-name="P55"><text:span text:style-name="T6">کلید خارجی به شناسه در جدول راننده</text:span><text:span text:style-name="T6"> </text:span></text:p></office:annotation>اسه راننده</text:p>
          </table:table-cell>
          <table:table-cell table:style-name="Table12.A1" office:value-type="string">
            <text:p text:style-name="P46">مبلغ</text:p>
          </table:table-cell>
          <table:table-cell table:style-name="Table12.A1" office:value-type="string">
            <text:p text:style-name="P46">زمان</text:p>
          </table:table-cell>
          <table:table-cell table:style-name="Table12.E1" office:value-type="string">
            <text:p text:style-name="P46"><office:annotation loext:resolved="false"><dc:creator>Unknown Author</dc:creator><dc:date>2024-02-23T17:37:22.483385586</dc:date><text:p text:style-name="P55"><text:span text:style-name="T6">پاداش از سمت شرکت یا سهم سوخت</text:span><text:span text:style-name="T6"> </text:span></text:p></office:annotation>نوع</text:p>
          </table:table-cell>
        </table:table-row>
      </table:table>
      <text:p text:style-name="P50"/>
      <text:p text:style-name="P50"/>
      <text:p text:style-name="P51"><text:soft-page-break/>واریز جبرانی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9">کد ره<office:annotation loext:resolved="false"><dc:creator>Unknown Author</dc:creator><dc:date>2024-02-23T17:47:47.530250885</dc:date><text:p text:style-name="P55"><text:span text:style-name="T6">کلید خارجی به کد رهگیری در جدول تراکنش</text:span><text:span text:style-name="T6"> </text:span></text:p></office:annotation>گیری</text:p>
          </table:table-cell>
          <table:table-cell table:style-name="Table13.B1" office:value-type="string">
            <text:p text:style-name="P47"><office:annotation loext:resolved="false"><dc:creator>Unknown Author</dc:creator><dc:date>2024-02-23T17:47:38.716348224</dc:date><text:p text:style-name="P55"><text:span text:style-name="T6">کلید خارجی به شناسه در جدول راننده</text:span><text:span text:style-name="T6"> </text:span></text:p></office:annotation>شناسه راننده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 Nazanin" svg:font-family="'B Nazanin'" style:font-pitch="variable"/>
    <style:font-face style:name="B Nazanin1" svg:font-family="'B Nazanin'" style:font-adornments="Regular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mine" style:family="paragraph" style:parent-style-name="Standard">
      <style:text-properties style:font-name="Liberation Sans1" fo:font-family="'Liberation Sans'" style:font-style-name="Regular" style:font-family-generic="swiss" style:font-pitch="variable" style:font-name-complex="B Nazanin1" style:font-family-complex="'B Nazanin'" style:font-style-name-complex="Regular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1:32:28.223017367</meta:creation-date>
    <dc:date>2024-02-26T17:01:51.801637096</dc:date>
    <meta:editing-duration>PT11H37M12S</meta:editing-duration>
    <meta:editing-cycles>24</meta:editing-cycles>
    <meta:generator>LibreOffice/7.3.7.2$Linux_X86_64 LibreOffice_project/30$Build-2</meta:generator>
    <meta:document-statistic meta:table-count="23" meta:image-count="0" meta:object-count="0" meta:page-count="3" meta:paragraph-count="164" meta:word-count="299" meta:character-count="1480" meta:non-whitespace-character-count="1341"/>
  </office:meta>
</office:document-meta>
</file>